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4803a" officeooo:paragraph-rsid="0004803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4803a" officeooo:paragraph-rsid="0004803a" style:font-weight-asian="bold" style:font-weight-complex="bold"/>
    </style:style>
    <style:style style:name="P3" style:family="paragraph" style:parent-style-name="Standard">
      <style:text-properties style:font-name="arial" fo:font-style="italic" fo:font-weight="normal" officeooo:rsid="00055242" officeooo:paragraph-rsid="00055242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fo:font-weight="normal" officeooo:rsid="00055242" officeooo:paragraph-rsid="0005524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arial" fo:font-style="italic" fo:font-weight="bold" officeooo:rsid="0005e8f7" officeooo:paragraph-rsid="0005e8f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tyle="normal" fo:font-weight="normal" officeooo:rsid="00055242" officeooo:paragraph-rsid="0005524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tyle="normal" fo:font-weight="normal" officeooo:rsid="0005e8f7" officeooo:paragraph-rsid="0005e8f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arial" fo:font-size="14pt" fo:font-weight="bold" officeooo:rsid="0004803a" officeooo:paragraph-rsid="0004803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officeooo:rsid="00055242" officeooo:paragraph-rsid="0005524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rsid="00071832" officeooo:paragraph-rsid="00071832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font-weight="bold" officeooo:rsid="00071832" officeooo:paragraph-rsid="0007183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2pt" fo:font-style="italic" style:text-underline-style="none" fo:font-weight="normal" officeooo:rsid="000807dd" officeooo:paragraph-rsid="000807dd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arial" fo:font-weight="bold" officeooo:rsid="0004803a" officeooo:paragraph-rsid="0004803a" style:font-weight-asian="bold" style:font-weight-complex="bold"/>
    </style:style>
    <style:style style:name="P14" style:family="paragraph" style:parent-style-name="Standard">
      <style:text-properties style:font-name="arial" fo:font-weight="bold" officeooo:rsid="00055242" officeooo:paragraph-rsid="00055242" style:font-weight-asian="bold" style:font-weight-complex="bold"/>
    </style:style>
    <style:style style:name="P15" style:family="paragraph" style:parent-style-name="Standard">
      <style:text-properties style:font-name="arial" fo:font-style="italic" fo:font-weight="bold" officeooo:rsid="0005e8f7" officeooo:paragraph-rsid="0005e8f7" style:font-style-asian="italic" style:font-weight-asian="bold" style:font-style-complex="italic" style:font-weight-complex="bold"/>
    </style:style>
    <style:style style:name="T1" style:family="text">
      <style:text-properties officeooo:rsid="0005e8f7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55242" style:font-size-asian="12.25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55242" style:font-size-asian="14pt" style:font-size-complex="14pt"/>
    </style:style>
    <style:style style:name="T6" style:family="text">
      <style:text-properties fo:font-size="14pt" officeooo:rsid="0008808b" style:font-size-asian="14pt" style:font-size-complex="14pt"/>
    </style:style>
    <style:style style:name="T7" style:family="text">
      <style:text-properties officeooo:rsid="00088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</text:span><text:span text:style-name="T2">tividade:reconhecer</text:span><text:span text:style-name="T4"> seus hábito</text:span><text:span text:style-name="T5">s</text:span></text:p>
      <text:p text:style-name="P8"/>
      <text:p text:style-name="P10">O que são objetivos?</text:p>
      <text:p text:style-name="P4"><text:s/><text:span text:style-name="T1">Fim que se quer atingir definição clara de objetivo <text:s/></text:span></text:p>
      <text:p text:style-name="P3"><text:s/></text:p>
      <text:p text:style-name="P1"/>
      <text:p text:style-name="P1"/>
      <text:p text:style-name="P9">O que são metas:</text:p>
      <text:p text:style-name="P6"><text:span text:style-name="T1">s</text:span>ão objetivos quantificados posição no futuro <text:s/>relacionada <text:span text:style-name="T1">a tempo e valor</text:span></text:p>
      <text:p text:style-name="P14"/>
      <text:p text:style-name="P14"/>
      <text:p text:style-name="P14"/>
      <text:p text:style-name="P9">O que são hábitos? </text:p>
      <text:p text:style-name="P7">Costume ou maneira frequente de sentir ou fazer ou maneira cotidiana de viver</text:p>
      <text:p text:style-name="P5"/>
      <text:p text:style-name="P5"/>
      <text:p text:style-name="P5"/>
      <text:p text:style-name="P11">Porque criamos alguns h<text:span text:style-name="T7">á</text:span>bitos com mais facilidade e outros não?</text:p>
      <text:p text:style-name="P12">As vezes criamos resist<text:span text:style-name="T7">ê</text:span>ncia a novos hábitos <text:span text:style-name="T7">a mudanças e também passa pelo processo de memorização e nossos hábitos, alguns hábitos nós só ligamos no piloto automátic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1:13:29.763743635</meta:creation-date>
    <dc:date>2022-04-18T11:25:38.713337521</dc:date>
    <meta:editing-duration>PT13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5" meta:character-count="526" meta:non-whitespace-character-count="443"/>
  </office:meta>
</office:document-meta>
</file>